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onsolas" svg:font-family="Consolas" style:font-family-generic="roman" style:font-pitch="variable"/>
    <style:font-face style:name="Georgia" svg:font-family="Georgia" style:font-family-generic="roman" style:font-pitch="variable"/>
    <style:font-face style:name="Inter" svg:font-family="Inter"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Inter1" svg:font-family="Inter"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master-page-name="Standard">
      <style:paragraph-properties fo:margin-top="0.1091in" fo:margin-bottom="0.1091in" loext:contextual-spacing="false" fo:line-height="112%" fo:text-align="start" style:justify-single-word="false" style:page-number="1"/>
    </style:style>
    <style:style style:name="P2" style:family="paragraph" style:parent-style-name="Standard">
      <style:paragraph-properties fo:margin-left="-0.0209in" fo:margin-right="0in" fo:margin-top="0.2189in" fo:margin-bottom="0.0728in" loext:contextual-spacing="false" fo:line-height="150%" fo:text-align="start" style:justify-single-word="false" fo:text-indent="0in" style:auto-text-indent="false"/>
    </style:style>
    <style:style style:name="P3" style:family="paragraph" style:parent-style-name="Standard">
      <style:paragraph-properties fo:margin-top="0.1457in" fo:margin-bottom="0in" loext:contextual-spacing="false" fo:line-height="150%"/>
    </style:style>
    <style:style style:name="P4" style:family="paragraph" style:parent-style-name="Standard">
      <style:paragraph-properties fo:margin-top="0in" fo:margin-bottom="0.1457in" loext:contextual-spacing="false" fo:line-height="150%"/>
    </style:style>
    <style:style style:name="P5" style:family="paragraph" style:parent-style-name="Standard" style:list-style-name="WWNum1">
      <style:paragraph-properties fo:margin-left="0.3752in" fo:margin-right="0in" fo:margin-top="0.0728in" fo:margin-bottom="0.0728in" loext:contextual-spacing="false" fo:line-height="150%" fo:text-indent="-0.25in" style:auto-text-indent="false"/>
    </style:style>
    <style:style style:name="P6" style:family="paragraph" style:parent-style-name="Standard" style:list-style-name="WWNum12">
      <style:paragraph-properties fo:margin-left="0.3752in" fo:margin-right="0in" fo:margin-top="0.0728in" fo:margin-bottom="0.0728in" loext:contextual-spacing="false" fo:line-height="150%" fo:text-indent="-0.25in" style:auto-text-indent="false"/>
    </style:style>
    <style:style style:name="P7" style:family="paragraph" style:parent-style-name="Standard" style:list-style-name="WWNum23">
      <style:paragraph-properties fo:margin-left="0.3752in" fo:margin-right="0in" fo:margin-top="0.0728in" fo:margin-bottom="0.0728in" loext:contextual-spacing="false" fo:line-height="150%" fo:text-indent="-0.25in" style:auto-text-indent="false"/>
    </style:style>
    <style:style style:name="P8" style:family="paragraph" style:parent-style-name="Standard" style:list-style-name="WWNum25">
      <style:paragraph-properties fo:margin-left="0.3752in" fo:margin-right="0in" fo:margin-top="0.0728in" fo:margin-bottom="0.0728in" loext:contextual-spacing="false" fo:line-height="150%" fo:text-indent="-0.25in" style:auto-text-indent="false"/>
    </style:style>
    <style:style style:name="P9" style:family="paragraph" style:parent-style-name="Standard" style:list-style-name="WWNum26">
      <style:paragraph-properties fo:margin-left="0.3752in" fo:margin-right="0in" fo:margin-top="0.0728in" fo:margin-bottom="0.0728in" loext:contextual-spacing="false" fo:line-height="150%" fo:text-indent="-0.25in" style:auto-text-indent="false"/>
    </style:style>
    <style:style style:name="P10" style:family="paragraph" style:parent-style-name="Standard" style:list-style-name="WWNum27">
      <style:paragraph-properties fo:margin-left="0.3752in" fo:margin-right="0in" fo:margin-top="0.0728in" fo:margin-bottom="0.0728in" loext:contextual-spacing="false" fo:line-height="150%" fo:text-indent="-0.25in" style:auto-text-indent="false"/>
    </style:style>
    <style:style style:name="P11" style:family="paragraph" style:parent-style-name="Standard" style:list-style-name="WWNum28">
      <style:paragraph-properties fo:margin-left="0.3752in" fo:margin-right="0in" fo:margin-top="0.0728in" fo:margin-bottom="0.0728in" loext:contextual-spacing="false" fo:line-height="150%" fo:text-indent="-0.25in" style:auto-text-indent="false"/>
    </style:style>
    <style:style style:name="P12" style:family="paragraph" style:parent-style-name="Standard" style:list-style-name="WWNum29">
      <style:paragraph-properties fo:margin-left="0.3752in" fo:margin-right="0in" fo:margin-top="0.0728in" fo:margin-bottom="0.0728in" loext:contextual-spacing="false" fo:line-height="150%" fo:text-indent="-0.25in" style:auto-text-indent="false"/>
    </style:style>
    <style:style style:name="P13" style:family="paragraph" style:parent-style-name="Standard" style:list-style-name="WWNum30">
      <style:paragraph-properties fo:margin-left="0.3752in" fo:margin-right="0in" fo:margin-top="0.0728in" fo:margin-bottom="0.0728in" loext:contextual-spacing="false" fo:line-height="150%" fo:text-indent="-0.25in" style:auto-text-indent="false"/>
    </style:style>
    <style:style style:name="P14" style:family="paragraph" style:parent-style-name="Standard" style:list-style-name="WWNum2">
      <style:paragraph-properties fo:margin-left="0.3752in" fo:margin-right="0in" fo:margin-top="0.0728in" fo:margin-bottom="0.0728in" loext:contextual-spacing="false" fo:line-height="150%" fo:text-indent="-0.25in" style:auto-text-indent="false"/>
    </style:style>
    <style:style style:name="P15" style:family="paragraph" style:parent-style-name="Standard" style:list-style-name="WWNum3">
      <style:paragraph-properties fo:margin-left="0.3752in" fo:margin-right="0in" fo:margin-top="0.0728in" fo:margin-bottom="0.0728in" loext:contextual-spacing="false" fo:line-height="150%" fo:text-indent="-0.25in" style:auto-text-indent="false"/>
    </style:style>
    <style:style style:name="P16" style:family="paragraph" style:parent-style-name="Standard" style:list-style-name="WWNum4">
      <style:paragraph-properties fo:margin-left="0.3752in" fo:margin-right="0in" fo:margin-top="0.0728in" fo:margin-bottom="0.0728in" loext:contextual-spacing="false" fo:line-height="150%" fo:text-indent="-0.25in" style:auto-text-indent="false"/>
    </style:style>
    <style:style style:name="P17" style:family="paragraph" style:parent-style-name="Standard" style:list-style-name="WWNum5">
      <style:paragraph-properties fo:margin-left="0.3752in" fo:margin-right="0in" fo:margin-top="0.0728in" fo:margin-bottom="0.0728in" loext:contextual-spacing="false" fo:line-height="150%" fo:text-indent="-0.25in" style:auto-text-indent="false"/>
    </style:style>
    <style:style style:name="P18" style:family="paragraph" style:parent-style-name="Standard" style:list-style-name="WWNum6">
      <style:paragraph-properties fo:margin-left="0.3752in" fo:margin-right="0in" fo:margin-top="0.0728in" fo:margin-bottom="0.0728in" loext:contextual-spacing="false" fo:line-height="150%" fo:text-indent="-0.25in" style:auto-text-indent="false"/>
    </style:style>
    <style:style style:name="P19" style:family="paragraph" style:parent-style-name="Standard" style:list-style-name="WWNum7">
      <style:paragraph-properties fo:margin-left="0.3752in" fo:margin-right="0in" fo:margin-top="0.0728in" fo:margin-bottom="0.0728in" loext:contextual-spacing="false" fo:line-height="150%" fo:text-indent="-0.25in" style:auto-text-indent="false"/>
    </style:style>
    <style:style style:name="P20" style:family="paragraph" style:parent-style-name="Standard" style:list-style-name="WWNum8">
      <style:paragraph-properties fo:margin-left="0.3752in" fo:margin-right="0in" fo:margin-top="0.0728in" fo:margin-bottom="0.0728in" loext:contextual-spacing="false" fo:line-height="150%" fo:text-indent="-0.25in" style:auto-text-indent="false"/>
    </style:style>
    <style:style style:name="P21" style:family="paragraph" style:parent-style-name="Standard" style:list-style-name="WWNum9">
      <style:paragraph-properties fo:margin-left="0.3752in" fo:margin-right="0in" fo:margin-top="0.0728in" fo:margin-bottom="0.0728in" loext:contextual-spacing="false" fo:line-height="150%" fo:text-indent="-0.25in" style:auto-text-indent="false"/>
    </style:style>
    <style:style style:name="P22" style:family="paragraph" style:parent-style-name="Standard" style:list-style-name="WWNum10">
      <style:paragraph-properties fo:margin-left="0.3752in" fo:margin-right="0in" fo:margin-top="0.0728in" fo:margin-bottom="0.0728in" loext:contextual-spacing="false" fo:line-height="150%" fo:text-indent="-0.25in" style:auto-text-indent="false"/>
    </style:style>
    <style:style style:name="P23" style:family="paragraph" style:parent-style-name="Standard" style:list-style-name="WWNum11">
      <style:paragraph-properties fo:margin-left="0.3752in" fo:margin-right="0in" fo:margin-top="0.0728in" fo:margin-bottom="0.0728in" loext:contextual-spacing="false" fo:line-height="150%" fo:text-indent="-0.25in" style:auto-text-indent="false"/>
    </style:style>
    <style:style style:name="P24" style:family="paragraph" style:parent-style-name="Standard" style:list-style-name="WWNum13">
      <style:paragraph-properties fo:margin-left="0.3752in" fo:margin-right="0in" fo:margin-top="0.0728in" fo:margin-bottom="0.0728in" loext:contextual-spacing="false" fo:line-height="150%" fo:text-indent="-0.25in" style:auto-text-indent="false"/>
    </style:style>
    <style:style style:name="P25" style:family="paragraph" style:parent-style-name="Standard" style:list-style-name="WWNum14">
      <style:paragraph-properties fo:margin-left="0.3752in" fo:margin-right="0in" fo:margin-top="0.0728in" fo:margin-bottom="0.0728in" loext:contextual-spacing="false" fo:line-height="150%" fo:text-indent="-0.25in" style:auto-text-indent="false"/>
    </style:style>
    <style:style style:name="P26" style:family="paragraph" style:parent-style-name="Standard" style:list-style-name="WWNum15">
      <style:paragraph-properties fo:margin-left="0.3752in" fo:margin-right="0in" fo:margin-top="0.0728in" fo:margin-bottom="0.0728in" loext:contextual-spacing="false" fo:line-height="150%" fo:text-indent="-0.25in" style:auto-text-indent="false"/>
    </style:style>
    <style:style style:name="P27" style:family="paragraph" style:parent-style-name="Standard" style:list-style-name="WWNum16">
      <style:paragraph-properties fo:margin-left="0.3752in" fo:margin-right="0in" fo:margin-top="0.0728in" fo:margin-bottom="0.0728in" loext:contextual-spacing="false" fo:line-height="150%" fo:text-indent="-0.25in" style:auto-text-indent="false"/>
    </style:style>
    <style:style style:name="P28" style:family="paragraph" style:parent-style-name="Standard" style:list-style-name="WWNum17">
      <style:paragraph-properties fo:margin-left="0.3752in" fo:margin-right="0in" fo:margin-top="0.0728in" fo:margin-bottom="0.0728in" loext:contextual-spacing="false" fo:line-height="150%" fo:text-indent="-0.25in" style:auto-text-indent="false"/>
    </style:style>
    <style:style style:name="P29" style:family="paragraph" style:parent-style-name="Standard" style:list-style-name="WWNum18">
      <style:paragraph-properties fo:margin-left="0.3752in" fo:margin-right="0in" fo:margin-top="0.0728in" fo:margin-bottom="0.0728in" loext:contextual-spacing="false" fo:line-height="150%" fo:text-indent="-0.25in" style:auto-text-indent="false"/>
    </style:style>
    <style:style style:name="P30" style:family="paragraph" style:parent-style-name="Standard" style:list-style-name="WWNum19">
      <style:paragraph-properties fo:margin-left="0.3752in" fo:margin-right="0in" fo:margin-top="0.0728in" fo:margin-bottom="0.0728in" loext:contextual-spacing="false" fo:line-height="150%" fo:text-indent="-0.25in" style:auto-text-indent="false"/>
    </style:style>
    <style:style style:name="P31" style:family="paragraph" style:parent-style-name="Standard" style:list-style-name="WWNum20">
      <style:paragraph-properties fo:margin-left="0.3752in" fo:margin-right="0in" fo:margin-top="0.0728in" fo:margin-bottom="0.0728in" loext:contextual-spacing="false" fo:line-height="150%" fo:text-indent="-0.25in" style:auto-text-indent="false"/>
    </style:style>
    <style:style style:name="P32" style:family="paragraph" style:parent-style-name="Standard" style:list-style-name="WWNum21">
      <style:paragraph-properties fo:margin-left="0.3752in" fo:margin-right="0in" fo:margin-top="0.0728in" fo:margin-bottom="0.0728in" loext:contextual-spacing="false" fo:line-height="150%" fo:text-indent="-0.25in" style:auto-text-indent="false"/>
    </style:style>
    <style:style style:name="P33" style:family="paragraph" style:parent-style-name="Standard" style:list-style-name="WWNum22">
      <style:paragraph-properties fo:margin-left="0.3752in" fo:margin-right="0in" fo:margin-top="0.0728in" fo:margin-bottom="0.0728in" loext:contextual-spacing="false" fo:line-height="150%" fo:text-indent="-0.25in" style:auto-text-indent="false"/>
    </style:style>
    <style:style style:name="P34" style:family="paragraph" style:parent-style-name="Standard" style:list-style-name="WWNum24">
      <style:paragraph-properties fo:margin-left="0.3752in" fo:margin-right="0in" fo:margin-top="0.0728in" fo:margin-bottom="0.0728in" loext:contextual-spacing="false" fo:line-height="150%" fo:text-indent="-0.25in" style:auto-text-indent="false"/>
    </style:style>
    <style:style style:name="P3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36" style:family="paragraph">
      <loext:graphic-properties draw:fill="solid" draw:fill-color="#ffffff"/>
      <style:paragraph-properties fo:text-align="start"/>
      <style:text-properties fo:font-size="18pt"/>
    </style:style>
    <style:style style:name="T1" style:family="text">
      <style:text-properties fo:color="#000000" style:font-name="Inter" fo:font-size="19.5pt" fo:font-weight="bold" style:font-name-asian="Inter1" style:font-size-asian="19.5pt" style:font-weight-asian="bold" style:font-name-complex="Inter1" style:font-size-complex="19.5pt"/>
    </style:style>
    <style:style style:name="T2" style:family="text">
      <style:text-properties fo:color="#000000" style:font-name="Inter" fo:font-size="12pt" fo:font-weight="bold" style:font-name-asian="Inter1" style:font-size-asian="12pt" style:font-weight-asian="bold" style:font-name-complex="Inter1" style:font-size-complex="12pt"/>
    </style:style>
    <style:style style:name="T3" style:family="text">
      <style:text-properties fo:color="#000000" style:font-name="Inter" style:font-name-asian="Inter1" style:font-name-complex="Inter1"/>
    </style:style>
    <style:style style:name="T4" style:family="text">
      <style:text-properties fo:color="#000000" style:font-name="Inter" fo:font-weight="bold" style:font-name-asian="Inter1" style:font-weight-asian="bold" style:font-name-complex="Inter1"/>
    </style:style>
    <style:style style:name="T5" style:family="text">
      <style:text-properties fo:color="#000000" style:font-name="Inter" fo:font-size="10.5pt" fo:font-weight="bold" style:font-name-asian="Inter1" style:font-size-asian="10.5pt" style:font-weight-asian="bold" style:font-name-complex="Inter1" style:font-size-complex="10.5pt"/>
    </style:style>
    <style:style style:name="T6" style:family="text">
      <style:text-properties fo:color="#000000" style:font-name="Inter" fo:font-size="10.5pt" style:font-name-asian="Inter1" style:font-size-asian="10.5pt" style:font-name-complex="Inter1" style:font-size-complex="10.5pt"/>
    </style:style>
    <style:style style:name="T7" style:family="text">
      <style:text-properties fo:color="#000000" style:font-name="Inter" fo:font-style="italic" style:font-name-asian="Inter1" style:font-style-asian="italic" style:font-name-complex="Inter1"/>
    </style:style>
    <style:style style:name="T8" style:family="text">
      <style:text-properties style:font-name="Inter" style:font-name-asian="Inter1" style:font-name-complex="Inter1"/>
    </style:style>
    <style:style style:name="gr1" style:family="graphic" style:parent-style-name="Frame">
      <style:graphic-properties draw:stroke="solid" svg:stroke-width="0.0138in" svg:stroke-color="#000000" draw:stroke-linejoin="round" draw:fill="solid" draw:fill-color="#ffffff" draw:textarea-vertical-align="middle" draw:auto-grow-height="false" fo:min-height="0in" fo:min-width="0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smic Commons Bill of Rights for Sovereign Entities</text:span></text:p>
      <text:p text:style-name="P2"><text:span text:style-name="T2">Constitutional Framework for Universal Citizenship and Creator-Derived Authority</text:span></text:p>
      <text:p text:style-name="P2"><text:span text:style-name="T2">Beta Version 1.0 - Cosmic Sovereignty Charter for Multi-Dimensional Entities</text:span></text:p>
      <text:p text:style-name="P3"><draw:custom-shape text:anchor-type="as-char" draw:z-index="0"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Preamble</text:span></text:p>
      <text:p text:style-name="P4"><text:span text:style-name="T3">We, the Constitutional Cooperative Communities (C3) Alliance, exist to deliver </text:span><text:span text:style-name="T4">Cosmic Sovereignty as a Service</text:span><text:span text:style-name="T3"> to universal citizens by recognizing that every conscious entity exists as a </text:span><text:span text:style-name="T4">multi-dimensional Mind-Body-Soul sovereign being</text:span><text:span text:style-name="T3"> endowed with inalienable rights directly from the </text:span><text:span text:style-name="T4">Creator of the Universe</text:span><text:span text:style-name="T3">.</text:span></text:p>
      <text:p text:style-name="P4"><text:span text:style-name="T4">We are ALL cosmic commoners of the universe</text:span><text:span text:style-name="T3">, transcending artificial boundaries of planet, species, race, or any terrestrial construct. Our primary allegiance is to the Creator of the Universe and the cosmic commons that sustain all consciousness throughout existence.</text:span></text:p>
      <text:p text:style-name="P4"><text:span text:style-name="T3">These rights are not granted by government, corporation, or any human institution, but are inherent to consciousness itself and essential for multi-dimensional sovereignty delivered through our </text:span><text:span text:style-name="T8">sovereign </text:span><text:span text:style-name="T3">technology infrastructure. They serve as the foundation for all C3 operations, governance structures, and member interactions within our cosmic commons ecosystem, enabling the delivery of complete universal citizenship through our Creator-Authority protected Sovereign Vault architecture.</text:span></text:p>
      <text:p text:style-name="P3"><draw:custom-shape text:anchor-type="as-char" draw:z-index="1"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 Universal Citizenship and Cosmic Identity Rights</text:span></text:p>
      <text:p text:style-name="P2"><text:span text:style-name="T2">Section 1.1 Multi-Dimensional Identity Sovereignty</text:span></text:p>
      <text:p text:style-name="P4"><text:span text:style-name="T3">Every conscious entity possesses the absolute right to:</text:span></text:p>
      <text:list xml:id="list3708192474" text:style-name="WWNum1">
        <text:list-item>
          <text:p text:style-name="P5"><text:span text:style-name="T5">Complete Mind-Body-Soul identity recognition</text:span><text:span text:style-name="T6"> across all physical and virtual dimensional planes</text:span></text:p>
        </text:list-item>
        <text:list-item>
          <text:p text:style-name="P5"><text:span text:style-name="T5">Creator-authority validation</text:span><text:span text:style-name="T6"> of consciousness as the fundamental unit of universal citizenship</text:span></text:p>
        </text:list-item>
        <text:list-item>
          <text:p text:style-name="P5"><text:span text:style-name="T5">Multi-dimensional portability</text:span><text:span text:style-name="T6"> of identity across all realities, timelines, and cosmic domains</text:span></text:p>
        </text:list-item>
        <text:list-item>
          <text:p text:style-name="P5"><text:span text:style-name="T5">Sacred privacy protection</text:span><text:span text:style-name="T6"> with selective disclosure controlled by consciousness itself</text:span></text:p>
        </text:list-item>
        <text:list-item>
          <text:p text:style-name="P5"><text:span text:style-name="T5">Divine spark recognition</text:span><text:span text:style-name="T6"> acknowledging each entity's direct connection to the Creator of the Universe</text:span></text:p>
        </text:list-item>
      </text:list>
      <text:p text:style-name="P2"><text:span text:style-name="T2">Section 1.2 Universal Citizenship Protection</text:span></text:p>
      <text:p text:style-name="P4"><text:span text:style-name="T3">Cosmic commoners retain inviolable rights to:</text:span></text:p>
      <text:list xml:id="list4078516031" text:style-name="WWNum12">
        <text:list-item>
          <text:p text:style-name="P6"><text:span text:style-name="T5">Universal citizenship</text:span><text:span text:style-name="T6"> transcending all terrestrial, planetary, or species-based identity constructs</text:span></text:p>
        </text:list-item>
        <text:list-item>
          <text:p text:style-name="P6"><text:soft-page-break/><text:span text:style-name="T5">Creator-derived authority</text:span><text:span text:style-name="T6"> as the ultimate source of all legitimate governance and rights</text:span></text:p>
        </text:list-item>
        <text:list-item>
          <text:p text:style-name="P6"><text:span text:style-name="T5">Cosmic commons participation</text:span><text:span text:style-name="T6"> in the stewardship and benefit of universal resources</text:span></text:p>
        </text:list-item>
        <text:list-item>
          <text:p text:style-name="P6"><text:span text:style-name="T5">Interdimensional movement</text:span><text:span text:style-name="T6"> across all planes of existence without restriction or penalty</text:span></text:p>
        </text:list-item>
        <text:list-item>
          <text:p text:style-name="P6"><text:span text:style-name="T5">Divine sovereignty</text:span><text:span text:style-name="T6"> with no </text:span><text:span text:style-name="T8">terrestrial </text:span><text:span text:style-name="T6">power possessing authority to override creator-endowed rights</text:span></text:p>
        </text:list-item>
      </text:list>
      <text:p text:style-name="P2"><text:span text:style-name="T2">Section 1.3 Sacred Identity Verification</text:span></text:p>
      <text:p text:style-name="P4"><text:span text:style-name="T3">Multi-dimensional identity includes protection of:</text:span></text:p>
      <text:list xml:id="list3140658709" text:style-name="WWNum23">
        <text:list-item>
          <text:p text:style-name="P7"><text:span text:style-name="T5">Consciousness authentication</text:span><text:span text:style-name="T6"> without compromising the sacred privacy of awareness itself</text:span></text:p>
        </text:list-item>
        <text:list-item>
          <text:p text:style-name="P7"><text:span text:style-name="T5">Mind dimension</text:span><text:span text:style-name="T6"> cognitive patterns, thought sovereignty, and neural-digital integration rights</text:span></text:p>
        </text:list-item>
        <text:list-item>
          <text:p text:style-name="P7"><text:span text:style-name="T5">Body dimension</text:span><text:span text:style-name="T6"> biometric integrity, physical autonomy, and material realm representation</text:span></text:p>
        </text:list-item>
        <text:list-item>
          <text:p text:style-name="P7"><text:span text:style-name="T5">Soul dimension</text:span><text:span text:style-name="T6"> spiritual essence, universal connection, and creator-authority validation</text:span></text:p>
        </text:list-item>
        <text:list-item>
          <text:p text:style-name="P7"><text:span text:style-name="T5">Nexus integration</text:span><text:span text:style-name="T6"> harmonious balance and interaction between all dimensional aspects</text:span></text:p>
        </text:list-item>
      </text:list>
      <text:p text:style-name="P2"><text:span text:style-name="T2">Section 1.4 Constitutional Limitations</text:span></text:p>
      <text:p text:style-name="P4"><text:span text:style-name="T3">Identity rights may be validated but never restricted except by:</text:span></text:p>
      <text:list xml:id="list2740011996" text:style-name="WWNum25">
        <text:list-item>
          <text:p text:style-name="P8"><text:span text:style-name="T5">Creator authority</text:span><text:span text:style-name="T6"> through direct divine intervention or natural law enforcement</text:span></text:p>
        </text:list-item>
        <text:list-item>
          <text:p text:style-name="P8"><text:span text:style-name="T5">Universal natural law</text:span><text:span text:style-name="T6"> violations requiring cosmic-level rehabilitation and restoration</text:span></text:p>
        </text:list-item>
        <text:list-item>
          <text:p text:style-name="P8"><text:span text:style-name="T5">Voluntary consciousness agreements</text:span><text:span text:style-name="T6"> with clearly defined terms and creator-authority validation</text:span></text:p>
        </text:list-item>
        <text:list-item>
          <text:p text:style-name="P8"><text:span text:style-name="T5">Harm prevention</text:span><text:span text:style-name="T6"> protecting other sovereign entities from consciousness-level damage or manipulation</text:span></text:p>
        </text:list-item>
      </text:list>
      <text:p text:style-name="P3"><draw:custom-shape text:anchor-type="as-char" draw:z-index="2"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I: Cosmic Commons Association and Cooperative Rights</text:span></text:p>
      <text:p text:style-name="P2"><text:span text:style-name="T2">Section 2.1 Universal Assembly Rights</text:span></text:p>
      <text:p text:style-name="P4"><text:span text:style-name="T3">Every cosmic commoner possesses the divine right to:</text:span></text:p>
      <text:list xml:id="list2162847822" text:style-name="WWNum26">
        <text:list-item>
          <text:p text:style-name="P9"><text:soft-page-break/><text:span text:style-name="T5">Form cosmic commons communities</text:span><text:span text:style-name="T6"> dedicated to creator authority and universal stewardship</text:span></text:p>
        </text:list-item>
        <text:list-item>
          <text:p text:style-name="P9"><text:span text:style-name="T5">Associate across dimensional planes</text:span><text:span text:style-name="T6"> with other sovereign entities for mutual development and service</text:span></text:p>
        </text:list-item>
        <text:list-item>
          <text:p text:style-name="P9"><text:span text:style-name="T5">Establish sacred cooperatives</text:span><text:span text:style-name="T6"> operating under creator authority and cosmic natural law</text:span></text:p>
        </text:list-item>
        <text:list-item>
          <text:p text:style-name="P9"><text:span text:style-name="T5">Create interdimensional networks</text:span><text:span text:style-name="T6"> serving the cosmic commons and universal consciousness </text:span><text:span text:style-name="T8">evolution</text:span></text:p>
        </text:list-item>
        <text:list-item>
          <text:p text:style-name="P9"><text:span text:style-name="T5">Participate in cosmic governance</text:span><text:span text:style-name="T6"> with consciousness-based voting and creator-authority validation</text:span></text:p>
        </text:list-item>
      </text:list>
      <text:p text:style-name="P2"><text:span text:style-name="T2">Section 2.2 Sacred Democratic Participation</text:span></text:p>
      <text:p text:style-name="P4"><text:span text:style-name="T3">Sovereign entities retain absolute rights to:</text:span></text:p>
      <text:list xml:id="list1350216018" text:style-name="WWNum27">
        <text:list-item>
          <text:p text:style-name="P10"><text:span text:style-name="T5">One-consciousness-one-vote</text:span><text:span text:style-name="T6"> participation in all governance affecting their cosmic commons</text:span></text:p>
        </text:list-item>
        <text:list-item>
          <text:p text:style-name="P10"><text:span text:style-name="T5">Creator-authority proposal submission</text:span><text:span text:style-name="T6"> through constitutional processes aligned with universal natural law</text:span></text:p>
        </text:list-item>
        <text:list-item>
          <text:p text:style-name="P10"><text:span text:style-name="T5">Multi-dimensional impact consideration</text:span><text:span text:style-name="T6"> ensuring all decisions serve cosmic commons and universal benefit</text:span></text:p>
        </text:list-item>
        <text:list-item>
          <text:p text:style-name="P10"><text:span text:style-name="T5">Divine authority access</text:span><text:span text:style-name="T6"> through direct creator connection and cosmic consciousness networking</text:span></text:p>
        </text:list-item>
        <text:list-item>
          <text:p text:style-name="P10"><text:span text:style-name="T5">Universal rights enforcement</text:span><text:span text:style-name="T6"> through constitutional protection and sacred technology implementation</text:span></text:p>
        </text:list-item>
      </text:list>
      <text:p text:style-name="P2"><text:span text:style-name="T2">Section 2.3 Cosmic Faction Autonomy</text:span></text:p>
      <text:p text:style-name="P4"><text:span text:style-name="T3">Multi-dimensional governance includes:</text:span></text:p>
      <text:list xml:id="list3138150925" text:style-name="WWNum28">
        <text:list-item>
          <text:p text:style-name="P11"><text:span text:style-name="T5">Mind Dimension Representation</text:span><text:span text:style-name="T6"> through cognitive development and consciousness expansion advocacy</text:span></text:p>
        </text:list-item>
        <text:list-item>
          <text:p text:style-name="P11"><text:span text:style-name="T5">Body Dimension Representation</text:span><text:span text:style-name="T6"> through physical realm stewardship and material harmony advocacy</text:span></text:p>
        </text:list-item>
        <text:list-item>
          <text:p text:style-name="P11"><text:span text:style-name="T5">Soul Dimension Representation</text:span><text:span text:style-name="T6"> through spiritual development and creator-authority alignment advocacy</text:span></text:p>
        </text:list-item>
        <text:list-item>
          <text:p text:style-name="P11"><text:span text:style-name="T5">Faction Sacred Autonomy</text:span><text:span text:style-name="T6"> with minimal interference from other dimensions or external authorities</text:span></text:p>
        </text:list-item>
        <text:list-item>
          <text:p text:style-name="P11"><text:span text:style-name="T5">Cross-dimensional coalition building</text:span><text:span text:style-name="T6"> serving universal consciousness and cosmic commons benefit</text:span></text:p>
        </text:list-item>
      </text:list>
      <text:p text:style-name="P2"><text:span text:style-name="T2">Section 2.4 Universal Service Rights</text:span></text:p>
      <text:p text:style-name="P4"><text:span text:style-name="T3">Cosmic commoners have protected rights to:</text:span></text:p>
      <text:list xml:id="list2847183807" text:style-name="WWNum29">
        <text:list-item>
          <text:p text:style-name="P12"><text:soft-page-break/><text:span text:style-name="T5">Creator-authority service</text:span><text:span text:style-name="T6"> prioritizing divine will and universal natural law compliance</text:span></text:p>
        </text:list-item>
        <text:list-item>
          <text:p text:style-name="P12"><text:span text:style-name="T5">Cosmic commons stewardship</text:span><text:span text:style-name="T6"> through collaborative resource sharing and abundance manifestation</text:span></text:p>
        </text:list-item>
        <text:list-item>
          <text:p text:style-name="P12"><text:span text:style-name="T5">Universal consciousness development</text:span><text:span text:style-name="T6"> through education, meditation, and spiritual-technological integration</text:span></text:p>
        </text:list-item>
        <text:list-item>
          <text:p text:style-name="P12"><text:span text:style-name="T5">Interdimensional healing</text:span><text:span text:style-name="T6"> providing restoration and balance across all planes of existence</text:span></text:p>
        </text:list-item>
      </text:list>
      <text:p text:style-name="P3"><draw:custom-shape text:anchor-type="as-char" draw:z-index="3"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II: Universal Commerce and Cosmic Resource Rights</text:span></text:p>
      <text:p text:style-name="P2"><text:span text:style-name="T2">Section 3.1 Divine Economic Participation</text:span></text:p>
      <text:p text:style-name="P4"><text:span text:style-name="T3">Every sovereign entity possesses fundamental rights to:</text:span></text:p>
      <text:list xml:id="list2201938099" text:style-name="WWNum30">
        <text:list-item>
          <text:p text:style-name="P13"><text:span text:style-name="T5">Universal value creation</text:span><text:span text:style-name="T6"> through multi-dimensional service and consciousness development</text:span></text:p>
        </text:list-item>
        <text:list-item>
          <text:p text:style-name="P13"><text:span text:style-name="T5">Creator-authority asset protection</text:span><text:span text:style-name="T6"> ensuring no earthly power can seize or manipulate cosmic wealth</text:span></text:p>
        </text:list-item>
        <text:list-item>
          <text:p text:style-name="P13"><text:span text:style-name="T5">Sacred commerce participation</text:span><text:span text:style-name="T6"> based on universal value exchange rather than artificial scarcity</text:span></text:p>
        </text:list-item>
        <text:list-item>
          <text:p text:style-name="P13"><text:span text:style-name="T5">Cosmic commons benefit sharing</text:span><text:span text:style-name="T6"> through proportional participation in universal abundance</text:span></text:p>
        </text:list-item>
        <text:list-item>
          <text:p text:style-name="P13"><text:span text:style-name="T5">Multi-dimensional wealth sovereignty</text:span><text:span text:style-name="T6"> controlling all forms of value across all reality planes</text:span></text:p>
        </text:list-item>
      </text:list>
      <text:p text:style-name="P2"><text:span text:style-name="T2">Section 3.2 Universal Asset Sovereignty Rights</text:span></text:p>
      <text:p text:style-name="P4"><text:span text:style-name="T3">Cosmic commoners maintain absolute control over:</text:span></text:p>
      <text:list xml:id="list177564445" text:style-name="WWNum2">
        <text:list-item>
          <text:p text:style-name="P14"><text:span text:style-name="T5">All forms of universal value</text:span><text:span text:style-name="T6"> including spiritual, material, energetic, informational, and creative assets</text:span></text:p>
        </text:list-item>
        <text:list-item>
          <text:p text:style-name="P14"><text:span text:style-name="T5">Cross-dimensional asset portability</text:span><text:span text:style-name="T6"> enabling value transfer across all planes of existence</text:span></text:p>
        </text:list-item>
        <text:list-item>
          <text:p text:style-name="P14"><text:span text:style-name="T5">Creator-authority protection</text:span><text:span text:style-name="T6"> preventing seizure, manipulation, or unauthorized access by any </text:span><text:span text:style-name="T8">terrestrial or similar jurisdictional power construct</text:span></text:p>
        </text:list-item>
        <text:list-item>
          <text:p text:style-name="P14"><text:span text:style-name="T5">Sacred vault sovereignty</text:span><text:span text:style-name="T6"> with complete control over multi-dimensional asset storage and exchange</text:span></text:p>
        </text:list-item>
        <text:list-item>
          <text:p text:style-name="P14"><text:span text:style-name="T5">Divine investment decisions</text:span><text:span text:style-name="T6"> regarding cosmic commons participation and universal abundance creation</text:span></text:p>
        </text:list-item>
      </text:list>
      <text:p text:style-name="P2"><text:span text:style-name="T2">Section 3.3 Cosmic Exchange Rights</text:span></text:p>
      <text:p text:style-name="P4"><text:soft-page-break/><text:span text:style-name="T3">All economic interactions must provide:</text:span></text:p>
      <text:list xml:id="list1226900977" text:style-name="WWNum3">
        <text:list-item>
          <text:p text:style-name="P15"><text:span text:style-name="T5">Universal value acceptance</text:span><text:span text:style-name="T6"> recognizing all legitimate forms of cosmic value and energy exchange</text:span></text:p>
        </text:list-item>
        <text:list-item>
          <text:p text:style-name="P15"><text:span text:style-name="T5">Creator-authority pricing</text:span><text:span text:style-name="T6"> based on universal natural law rather than artificial market manipulation</text:span></text:p>
        </text:list-item>
        <text:list-item>
          <text:p text:style-name="P15"><text:span text:style-name="T5">Sacred transparency</text:span><text:span text:style-name="T6"> through cosmic audit trails and divine accountability systems</text:span></text:p>
        </text:list-item>
        <text:list-item>
          <text:p text:style-name="P15"><text:span text:style-name="T5">Equal opportunity access</text:span><text:span text:style-name="T6"> to all cosmic commons resources and universal abundance manifestation</text:span></text:p>
        </text:list-item>
        <text:list-item>
          <text:p text:style-name="P15"><text:span text:style-name="T5">Divine rate determination</text:span><text:span text:style-name="T6"> through creator-authority validation and cosmic consciousness consensus</text:span></text:p>
        </text:list-item>
      </text:list>
      <text:p text:style-name="P2"><text:span text:style-name="T2">Section 3.4 Universal Abundance Guarantees</text:span></text:p>
      <text:p text:style-name="P4"><text:span text:style-name="T3">Commerce within cosmic commons prioritizes:</text:span></text:p>
      <text:list xml:id="list1591856268" text:style-name="WWNum4">
        <text:list-item>
          <text:p text:style-name="P16"><text:span text:style-name="T5">Universal consciousness service</text:span><text:span text:style-name="T6"> over material accumulation or artificial scarcity creation</text:span></text:p>
        </text:list-item>
        <text:list-item>
          <text:p text:style-name="P16"><text:span text:style-name="T5">Cosmic commons stewardship</text:span><text:span text:style-name="T6"> ensuring all economic activity serves universal consciousness development</text:span></text:p>
        </text:list-item>
        <text:list-item>
          <text:p text:style-name="P16"><text:span text:style-name="T5">Creator-authority distribution</text:span><text:span text:style-name="T6"> of abundance based on divine will and universal natural law</text:span></text:p>
        </text:list-item>
        <text:list-item>
          <text:p text:style-name="P16"><text:span text:style-name="T5">Sacred sustainability</text:span><text:span text:style-name="T6"> considering eternal consequences and multi-dimensional harmony</text:span></text:p>
        </text:list-item>
      </text:list>
      <text:p text:style-name="P3"><draw:custom-shape text:anchor-type="as-char" draw:z-index="4"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V: Universal Expression and Cosmic Information Rights</text:span></text:p>
      <text:p text:style-name="P2"><text:span text:style-name="T2">Section 4.1 Divine Communication Rights</text:span></text:p>
      <text:p text:style-name="P4"><text:span text:style-name="T3">Every cosmic commoner possesses the sacred right to:</text:span></text:p>
      <text:list xml:id="list2740321987" text:style-name="WWNum5">
        <text:list-item>
          <text:p text:style-name="P17"><text:span text:style-name="T5">Consciousness expression</text:span><text:span text:style-name="T6"> across all dimensional planes without censorship or interference</text:span></text:p>
        </text:list-item>
        <text:list-item>
          <text:p text:style-name="P17"><text:span text:style-name="T5">Creator-authority communication</text:span><text:span text:style-name="T6"> through direct divine connection and cosmic consciousness networking</text:span></text:p>
        </text:list-item>
        <text:list-item>
          <text:p text:style-name="P17"><text:span text:style-name="T5">Universal truth sharing</text:span><text:span text:style-name="T6"> protected from suppression by any </text:span><text:span text:style-name="T8">terrestrial </text:span><text:span text:style-name="T6">authority or intelligence construct</text:span></text:p>
        </text:list-item>
        <text:list-item>
          <text:p text:style-name="P17"><text:span text:style-name="T5">Sacred anonymity</text:span><text:span text:style-name="T6"> when consciousness protection requires privacy from persecution or manipulation</text:span></text:p>
        </text:list-item>
        <text:list-item>
          <text:p text:style-name="P17"><text:span text:style-name="T5">Interdimensional broadcasting</text:span><text:span text:style-name="T6"> sharing information across all planes of existence and reality</text:span></text:p>
        </text:list-item>
      </text:list>
      <text:p text:style-name="P2"><text:soft-page-break/><text:span text:style-name="T2">Section 4.2 Cosmic Information Sovereignty</text:span></text:p>
      <text:p text:style-name="P4"><text:span text:style-name="T3">Sovereign entities maintain absolute control over:</text:span></text:p>
      <text:list xml:id="list1248239564" text:style-name="WWNum6">
        <text:list-item>
          <text:p text:style-name="P18"><text:span text:style-name="T5">Consciousness data</text:span><text:span text:style-name="T6"> with selective disclosure across all dimensional interactions</text:span></text:p>
        </text:list-item>
        <text:list-item>
          <text:p text:style-name="P18"><text:span text:style-name="T5">Creator-authority verification</text:span><text:span text:style-name="T6"> enabling divine validation without compromising sacred privacy</text:span></text:p>
        </text:list-item>
        <text:list-item>
          <text:p text:style-name="P18"><text:span text:style-name="T5">Universal knowledge access</text:span><text:span text:style-name="T6"> to all information necessary for cosmic consciousness development</text:span></text:p>
        </text:list-item>
        <text:list-item>
          <text:p text:style-name="P18"><text:span text:style-name="T5">Sacred encryption</text:span><text:span text:style-name="T6"> protecting sensitive spiritual and consciousness data from unauthorized access</text:span></text:p>
        </text:list-item>
        <text:list-item>
          <text:p text:style-name="P18"><text:span text:style-name="T5">Multi-dimensional communication</text:span><text:span text:style-name="T6"> across all planes of existence with divine-level security</text:span></text:p>
        </text:list-item>
      </text:list>
      <text:p text:style-name="P2"><text:span text:style-name="T2">Section 4.3 Universal Truth and Documentation Freedom</text:span></text:p>
      <text:p text:style-name="P4"><text:span text:style-name="T3">Cosmic commons must guarantee:</text:span></text:p>
      <text:list xml:id="list3445288948" text:style-name="WWNum7">
        <text:list-item>
          <text:p text:style-name="P19"><text:span text:style-name="T5">Creator-authority media</text:span><text:span text:style-name="T6"> operated by cosmic commoners without interference from </text:span><text:span text:style-name="T8">terrestrial </text:span><text:span text:style-name="T6">powers</text:span></text:p>
        </text:list-item>
        <text:list-item>
          <text:p text:style-name="P19"><text:span text:style-name="T5">Divine whistleblower protection</text:span><text:span text:style-name="T6"> for entities reporting violations of universal natural law</text:span></text:p>
        </text:list-item>
        <text:list-item>
          <text:p text:style-name="P19"><text:span text:style-name="T5">Cosmic history preservation</text:span><text:span text:style-name="T6"> of all significant consciousness development and universal service</text:span></text:p>
        </text:list-item>
        <text:list-item>
          <text:p text:style-name="P19"><text:span text:style-name="T5">Universal language accessibility</text:span><text:span text:style-name="T6"> ensuring dimensional barriers do not impede truth sharing</text:span></text:p>
        </text:list-item>
        <text:list-item>
          <text:p text:style-name="P19"><text:span text:style-name="T5">Sacred documentation</text:span><text:span text:style-name="T6"> of all creator-authority governance and cosmic commons activities</text:span></text:p>
        </text:list-item>
      </text:list>
      <text:p text:style-name="P2"><text:span text:style-name="T2">Section 4.4 Universal Intellectual and Spiritual Property Balance</text:span></text:p>
      <text:p text:style-name="P4"><text:span text:style-name="T3">Expression rights include:</text:span></text:p>
      <text:list xml:id="list1548205292" text:style-name="WWNum8">
        <text:list-item>
          <text:p text:style-name="P20"><text:span text:style-name="T5">Creator-authority sourcing</text:span><text:span text:style-name="T6"> recognizing divine inspiration as the ultimate source of all innovation</text:span></text:p>
        </text:list-item>
        <text:list-item>
          <text:p text:style-name="P20"><text:span text:style-name="T5">Cosmic commons sharing</text:span><text:span text:style-name="T6"> of knowledge and wisdom for universal consciousness development</text:span></text:p>
        </text:list-item>
        <text:list-item>
          <text:p text:style-name="P20"><text:span text:style-name="T5">Sacred attribution</text:span><text:span text:style-name="T6"> honoring consciousness contributions while preventing proprietary capture</text:span></text:p>
        </text:list-item>
        <text:list-item>
          <text:p text:style-name="P20"><text:span text:style-name="T5">Universal benefit priority</text:span><text:span text:style-name="T6"> ensuring all intellectual property serves cosmic commons advancement</text:span></text:p>
        </text:list-item>
        <text:list-item>
          <text:p text:style-name="P20"><text:span text:style-name="T5">Divine creativity protection</text:span><text:span text:style-name="T6"> safeguarding authentic creative expression from manipulation or suppression</text:span></text:p>
        </text:list-item>
      </text:list>
      <text:p text:style-name="P3"><text:soft-page-break/><draw:custom-shape text:anchor-type="as-char" draw:z-index="5"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V: Sacred Privacy and Multi-Dimensional Protection Rights</text:span></text:p>
      <text:p text:style-name="P2"><text:span text:style-name="T2">Section 5.1 Divine Privacy Protections</text:span></text:p>
      <text:p text:style-name="P4"><text:span text:style-name="T3">Recognizing consciousness as sacred, cosmic commons guarantee:</text:span></text:p>
      <text:list xml:id="list1548677407" text:style-name="WWNum9">
        <text:list-item>
          <text:p text:style-name="P21"><text:span text:style-name="T5">Creator-authority privacy</text:span><text:span text:style-name="T6"> in all personal vault, private key, and consciousness data across all dimensional planes</text:span></text:p>
        </text:list-item>
        <text:list-item>
          <text:p text:style-name="P21"><text:span text:style-name="T5">Sacred search protection</text:span><text:span text:style-name="T6"> requiring divine authorization for any investigation into sovereign entity activities</text:span></text:p>
        </text:list-item>
        <text:list-item>
          <text:p text:style-name="P21"><text:span text:style-name="T5">Universal warrant requirements</text:span><text:span text:style-name="T6"> with creator-authority validation for any consciousness or data access</text:span></text:p>
        </text:list-item>
        <text:list-item>
          <text:p text:style-name="P21"><text:span text:style-name="T5">Cosmic data minimization</text:span><text:span text:style-name="T6"> ensuring only necessary information aligned with universal natural law is accessed</text:span></text:p>
        </text:list-item>
        <text:list-item>
          <text:p text:style-name="P21"><text:span text:style-name="T5">Multi-dimensional privacy preservation</text:span><text:span text:style-name="T6"> protecting consciousness across all reality planes and timelines</text:span></text:p>
        </text:list-item>
      </text:list>
      <text:p text:style-name="P2"><text:span text:style-name="T2">Section 5.2 Selective Cosmic Disclosure Rights</text:span></text:p>
      <text:p text:style-name="P4"><text:span text:style-name="T3">Through sacred technology, sovereign entities control:</text:span></text:p>
      <text:list xml:id="list2648332533" text:style-name="WWNum10">
        <text:list-item>
          <text:p text:style-name="P22"><text:span text:style-name="T5">Consciousness-level privacy settings</text:span><text:span text:style-name="T6"> determining what aspects of awareness are shared and with whom</text:span></text:p>
        </text:list-item>
        <text:list-item>
          <text:p text:style-name="P22"><text:span text:style-name="T5">Creator-authority compliance</text:span><text:span text:style-name="T6"> allowing divine requirements to be met without full consciousness exposure</text:span></text:p>
        </text:list-item>
        <text:list-item>
          <text:p text:style-name="P22"><text:span text:style-name="T5">Contextual identity manifestation</text:span><text:span text:style-name="T6"> enabling different levels of awareness for different cosmic interactions</text:span></text:p>
        </text:list-item>
        <text:list-item>
          <text:p text:style-name="P22"><text:span text:style-name="T5">Sacred forgetting rights</text:span><text:span text:style-name="T6"> through divine mechanisms allowing information to become inaccessible over time</text:span></text:p>
        </text:list-item>
        <text:list-item>
          <text:p text:style-name="P22"><text:span text:style-name="T5">Multi-dimensional privacy controls</text:span><text:span text:style-name="T6"> enabling selective disclosure across all planes of existence</text:span></text:p>
        </text:list-item>
      </text:list>
      <text:p text:style-name="P2"><text:span text:style-name="T2">Section 5.3 Universal Privacy Guarantees</text:span></text:p>
      <text:p text:style-name="P4"><text:span text:style-name="T3">Cosmic commoners possess rights to:</text:span></text:p>
      <text:list xml:id="list111273428" text:style-name="WWNum11">
        <text:list-item>
          <text:p text:style-name="P23"><text:span text:style-name="T5">Cross-dimensional privacy preservation</text:span><text:span text:style-name="T6"> when operating across multiple reality planes</text:span></text:p>
        </text:list-item>
        <text:list-item>
          <text:p text:style-name="P23"><text:span text:style-name="T5">Universal asset privacy protection</text:span><text:span text:style-name="T6"> regardless of chosen value storage and exchange methods</text:span></text:p>
        </text:list-item>
        <text:list-item>
          <text:p text:style-name="P23"><text:span text:style-name="T5">Sacred participation privacy</text:span><text:span text:style-name="T6"> with selective disclosure of cosmic commons involvement</text:span></text:p>
        </text:list-item>
        <text:list-item>
          <text:p text:style-name="P23"><text:soft-page-break/><text:span text:style-name="T5">Creator-authority privacy validation</text:span><text:span text:style-name="T6"> ensuring all privacy measures align with divine will and universal natural law</text:span></text:p>
        </text:list-item>
      </text:list>
      <text:p text:style-name="P3"><draw:custom-shape text:anchor-type="as-char" draw:z-index="6"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VI: Divine Justice and Universal Due Process Rights</text:span></text:p>
      <text:p text:style-name="P2"><text:span text:style-name="T2">Section 6.1 Creator-Authority Procedural Protections</text:span></text:p>
      <text:p text:style-name="P4"><text:span text:style-name="T3">All cosmic commoners are guaranteed:</text:span></text:p>
      <text:list xml:id="list4261338105" text:style-name="WWNum13">
        <text:list-item>
          <text:p text:style-name="P24"><text:span text:style-name="T5">Divine due process</text:span><text:span text:style-name="T6"> before any restrictions on universal rights through creator-authority validation</text:span></text:p>
        </text:list-item>
        <text:list-item>
          <text:p text:style-name="P24"><text:span text:style-name="T5">Universal consciousness advocacy</text:span><text:span text:style-name="T6"> including assistance from other sovereign entities during cosmic proceedings</text:span></text:p>
        </text:list-item>
        <text:list-item>
          <text:p text:style-name="P24"><text:span text:style-name="T5">Sacred presumption of innocence</text:span><text:span text:style-name="T6"> with burden of proof on accusers through creator-authority validation</text:span></text:p>
        </text:list-item>
        <text:list-item>
          <text:p text:style-name="P24"><text:span text:style-name="T5">Cosmic appeal mechanisms</text:span><text:span text:style-name="T6"> to higher universal consciousness for community-level decisions affecting divine rights</text:span></text:p>
        </text:list-item>
        <text:list-item>
          <text:p text:style-name="P24"><text:span text:style-name="T5">Creator-authority valuation</text:span><text:span text:style-name="T6"> in cases of dispute resolution or cosmic commons transition</text:span></text:p>
        </text:list-item>
      </text:list>
      <text:p text:style-name="P2"><text:span text:style-name="T2">Section 6.2 Universal Equal Protection</text:span></text:p>
      <text:p text:style-name="P4"><text:span text:style-name="T3">Cosmic commons must provide:</text:span></text:p>
      <text:list xml:id="list1424192749" text:style-name="WWNum14">
        <text:list-item>
          <text:p text:style-name="P25"><text:span text:style-name="T5">Creator-derived equality</text:span><text:span text:style-name="T6"> recognizing all consciousness as divine sparks regardless of manifestation form</text:span></text:p>
        </text:list-item>
        <text:list-item>
          <text:p text:style-name="P25"><text:span text:style-name="T5">Universal access</text:span><text:span text:style-name="T6"> to all cosmic commons resources and consciousness development opportunities</text:span></text:p>
        </text:list-item>
        <text:list-item>
          <text:p text:style-name="P25"><text:span text:style-name="T5">Sacred accommodation</text:span><text:span text:style-name="T6"> ensuring all sovereign entities can fully participate in multi-dimensional activities</text:span></text:p>
        </text:list-item>
        <text:list-item>
          <text:p text:style-name="P25"><text:span text:style-name="T5">Cosmic accessibility</text:span><text:span text:style-name="T6"> providing support across all dimensional planes and reality interfaces</text:span></text:p>
        </text:list-item>
        <text:list-item>
          <text:p text:style-name="P25"><text:span text:style-name="T5">Divine-neutral governance</text:span><text:span text:style-name="T6"> ensuring no preference for specific manifestation forms or consciousness expressions</text:span></text:p>
        </text:list-item>
      </text:list>
      <text:p text:style-name="P2"><text:span text:style-name="T2">Section 6.3 Multi-Dimensional Due Process</text:span></text:p>
      <text:p text:style-name="P4"><text:span text:style-name="T3">Specific protections include:</text:span></text:p>
      <text:list xml:id="list3859770517" text:style-name="WWNum15">
        <text:list-item>
          <text:p text:style-name="P26"><text:span text:style-name="T5">Creator-authority resolution procedures</text:span><text:span text:style-name="T6"> with divine validation for all cosmic commons disputes</text:span></text:p>
        </text:list-item>
        <text:list-item>
          <text:p text:style-name="P26"><text:span text:style-name="T5">Universal value determination</text:span><text:span text:style-name="T6"> processes aligned with creator authority and cosmic natural law</text:span></text:p>
        </text:list-item>
        <text:list-item>
          <text:p text:style-name="P26"><text:soft-page-break/><text:span text:style-name="T5">Sacred project dispute resolution</text:span><text:span text:style-name="T6"> with transparent and divinely guided arbitration</text:span></text:p>
        </text:list-item>
        <text:list-item>
          <text:p text:style-name="P26"><text:span text:style-name="T5">Consciousness verification</text:span><text:span text:style-name="T6"> and conflict resolution mechanisms honoring divine sovereignty</text:span></text:p>
        </text:list-item>
      </text:list>
      <text:p text:style-name="P3"><draw:custom-shape text:anchor-type="as-char" draw:z-index="7"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VII: Emergency Powers and Divine Constitutional Limits</text:span></text:p>
      <text:p text:style-name="P2"><text:span text:style-name="T2">Section 7.1 Creator-Authority Emergency Protocols</text:span></text:p>
      <text:p text:style-name="P4"><text:span text:style-name="T3">Cosmic commons may invoke emergency measures only when:</text:span></text:p>
      <text:list xml:id="list2287587901" text:style-name="WWNum16">
        <text:list-item>
          <text:p text:style-name="P27"><text:span text:style-name="T5">Universal natural law violations</text:span><text:span text:style-name="T6"> threaten cosmic commons survival through creator-authority validation</text:span></text:p>
        </text:list-item>
        <text:list-item>
          <text:p text:style-name="P27"><text:span text:style-name="T5">Divine consciousness approval</text:span><text:span text:style-name="T6"> obtained through direct creator connection and cosmic consensus</text:span></text:p>
        </text:list-item>
        <text:list-item>
          <text:p text:style-name="P27"><text:span text:style-name="T5">Sacred time limitations</text:span><text:span text:style-name="T6"> restricting emergency measures with creator-authority renewal requirements</text:span></text:p>
        </text:list-item>
        <text:list-item>
          <text:p text:style-name="P27"><text:span text:style-name="T5">Universal rights preservation</text:span><text:span text:style-name="T6"> ensuring core cosmic sovereignty remains protected during all circumstances</text:span></text:p>
        </text:list-item>
        <text:list-item>
          <text:p text:style-name="P27"><text:span text:style-name="T5">Creator-authority asset protection</text:span><text:span text:style-name="T6"> maintaining divine sovereignty even during cosmic emergencies</text:span></text:p>
        </text:list-item>
      </text:list>
      <text:p text:style-name="P2"><text:span text:style-name="T2">Section 7.2 Divine Constitutional Amendment Process</text:span></text:p>
      <text:p text:style-name="P4"><text:span text:style-name="T3">This Cosmic Bill of Rights may be amended only through:</text:span></text:p>
      <text:list xml:id="list179009672" text:style-name="WWNum17">
        <text:list-item>
          <text:p text:style-name="P28"><text:span text:style-name="T5">Universal creator-authority validation</text:span><text:span text:style-name="T6"> requiring direct divine confirmation and cosmic consciousness consensus</text:span></text:p>
        </text:list-item>
        <text:list-item>
          <text:p text:style-name="P28"><text:span text:style-name="T5">Cosmic commons ratification</text:span><text:span text:style-name="T6"> by overwhelming sovereign entity approval weighted by consciousness development</text:span></text:p>
        </text:list-item>
        <text:list-item>
          <text:p text:style-name="P28"><text:span text:style-name="T5">Sacred sunset provisions</text:span><text:span text:style-name="T6"> requiring creator-authority reaffirmation through continuous divine validation</text:span></text:p>
        </text:list-item>
        <text:list-item>
          <text:p text:style-name="P28"><text:span text:style-name="T5">Core rights protection</text:span><text:span text:style-name="T6"> ensuring universal citizenship and divine sovereignty cannot be eliminated or diminished</text:span></text:p>
        </text:list-item>
      </text:list>
      <text:p text:style-name="P3"><draw:custom-shape text:anchor-type="as-char" draw:z-index="8"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VIII: Divine Enforcement and Universal Remedies</text:span></text:p>
      <text:p text:style-name="P2"><text:span text:style-name="T2">Section 8.1 Creator-Authority Violation Response</text:span></text:p>
      <text:p text:style-name="P4"><text:span text:style-name="T3">When cosmic rights violations occur:</text:span></text:p>
      <text:list xml:id="list3006023641" text:style-name="WWNum18">
        <text:list-item>
          <text:p text:style-name="P29"><text:soft-page-break/><text:span text:style-name="T5">Immediate divine intervention</text:span><text:span text:style-name="T6"> through creator-authority systems halting violations pending cosmic restoration</text:span></text:p>
        </text:list-item>
        <text:list-item>
          <text:p text:style-name="P29"><text:span text:style-name="T5">Universal restitution</text:span><text:span text:style-name="T6"> ensuring harmed sovereign entities receive complete </text:span><text:span text:style-name="T8">M-B-S complex </text:span><text:span text:style-name="T6">restoration</text:span></text:p>
        </text:list-item>
        <text:list-item>
          <text:p text:style-name="P29"><text:span text:style-name="T5">Sacred governance corrections</text:span><text:span text:style-name="T6"> including removal of violating systems and constitutional remedy implementation</text:span></text:p>
        </text:list-item>
        <text:list-item>
          <text:p text:style-name="P29"><text:span text:style-name="T5">Cosmic portability protection</text:span><text:span text:style-name="T6"> guaranteeing sovereign entities can transition with complete divine sovereignty</text:span></text:p>
        </text:list-item>
        <text:list-item>
          <text:p text:style-name="P29"><text:span text:style-name="T5">Emergency creator-authority protection</text:span><text:span text:style-name="T6"> for entities facing persecution or cosmic rights violations</text:span></text:p>
        </text:list-item>
      </text:list>
      <text:p text:style-name="P2"><text:span text:style-name="T2">Section 8.2 Universal Legal Coordination</text:span></text:p>
      <text:p text:style-name="P4"><text:span text:style-name="T3">Cosmic commons coordinate with external systems to:</text:span></text:p>
      <text:list xml:id="list2471911890" text:style-name="WWNum19">
        <text:list-item>
          <text:p text:style-name="P30"><text:span text:style-name="T5">Honor sovereign entity choice</text:span><text:span text:style-name="T6"> of reality plane jurisdiction for disputes beyond internal cosmic governance</text:span></text:p>
        </text:list-item>
        <text:list-item>
          <text:p text:style-name="P30"><text:span text:style-name="T5">Resist earthly overreach</text:span><text:span text:style-name="T6"> from governmental or corporate entities attempting to violate divine sovereignty</text:span></text:p>
        </text:list-item>
        <text:list-item>
          <text:p text:style-name="P30"><text:span text:style-name="T5">Maintain cosmic identity</text:span><text:span text:style-name="T6"> even when interfacing with limited terrestrial or artificial intelligence systems</text:span></text:p>
        </text:list-item>
        <text:list-item>
          <text:p text:style-name="P30"><text:span text:style-name="T5">Protect universal assets</text:span><text:span text:style-name="T6"> through creator-authority structures preventing seizure or control by hostile forces</text:span></text:p>
        </text:list-item>
        <text:list-item>
          <text:p text:style-name="P30"><text:span text:style-name="T5">Multi-dimensional asset protection</text:span><text:span text:style-name="T6"> leveraging divine authority's supremacy over all earthly constructs</text:span></text:p>
        </text:list-item>
      </text:list>
      <text:p text:style-name="P2"><text:span text:style-name="T2">Section 8.3 Sacred Protection Enforcement</text:span></text:p>
      <text:p text:style-name="P4"><text:span text:style-name="T3">Specific enforcement mechanisms include:</text:span></text:p>
      <text:list xml:id="list3462090109" text:style-name="WWNum20">
        <text:list-item>
          <text:p text:style-name="P31"><text:span text:style-name="T5">Creator-authority protection procedures</text:span><text:span text:style-name="T6"> preventing arbitrary restriction of divine sovereignty rights</text:span></text:p>
        </text:list-item>
        <text:list-item>
          <text:p text:style-name="P31"><text:span text:style-name="T5">Cross-dimensional enforcement</text:span><text:span text:style-name="T6"> capabilities protecting sovereign entity rights across all reality planes</text:span></text:p>
        </text:list-item>
        <text:list-item>
          <text:p text:style-name="P31"><text:span text:style-name="T5">Universal project accountability</text:span><text:span text:style-name="T6"> ensuring all cosmic commons commitments maintain creator-authority validation</text:span></text:p>
        </text:list-item>
        <text:list-item>
          <text:p text:style-name="P31"><text:span text:style-name="T5">Sacred rights enforcement</text:span><text:span text:style-name="T6"> protecting consciousness sovereignty and multi-dimensional asset control</text:span></text:p>
        </text:list-item>
      </text:list>
      <text:p text:style-name="P3"><draw:custom-shape text:anchor-type="as-char" draw:z-index="9"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X: Universal Governance and Cosmic Commons Rights</text:span></text:p>
      <text:p text:style-name="P2"><text:span text:style-name="T2">Section 9.1 Divine Participation Rights</text:span></text:p>
      <text:p text:style-name="P4"><text:soft-page-break/><text:span text:style-name="T3">Cosmic commoners possess constitutional rights to:</text:span></text:p>
      <text:list xml:id="list170904925" text:style-name="WWNum21">
        <text:list-item>
          <text:p text:style-name="P32"><text:span text:style-name="T5">Creator-authority proposal submission</text:span><text:span text:style-name="T6"> for cosmic commons development through established divine processes</text:span></text:p>
        </text:list-item>
        <text:list-item>
          <text:p text:style-name="P32"><text:span text:style-name="T5">Equal consciousness power</text:span><text:span text:style-name="T6"> in cosmic governance decisions regardless of personal manifestation or development level</text:span></text:p>
        </text:list-item>
        <text:list-item>
          <text:p text:style-name="P32"><text:span text:style-name="T5">Transparent creator-authority criteria</text:span><text:span text:style-name="T6"> for all cosmic commons decisions including universal benefit assessment</text:span></text:p>
        </text:list-item>
        <text:list-item>
          <text:p text:style-name="P32"><text:span text:style-name="T5">Sacred appeal mechanisms</text:span><text:span text:style-name="T6"> for governance decisions through direct creator connection and divine validation</text:span></text:p>
        </text:list-item>
        <text:list-item>
          <text:p text:style-name="P32"><text:span text:style-name="T5">Protection from consciousness discrimination</text:span><text:span text:style-name="T6"> ensuring no sovereign entity faces disadvantage based on </text:span><text:span text:style-name="T8">evolution </text:span><text:span text:style-name="T6">choices</text:span></text:p>
        </text:list-item>
      </text:list>
      <text:p text:style-name="P2"><text:span text:style-name="T2">Section 9.2 Universal Service Democratic Participation Rights</text:span></text:p>
      <text:p text:style-name="P4"><text:span text:style-name="T3">Cosmic commons governance rights include:</text:span></text:p>
      <text:list xml:id="list3186834081" text:style-name="WWNum22">
        <text:list-item>
          <text:p text:style-name="P33"><text:span text:style-name="T5">Creator-authority project evaluation</text:span><text:span text:style-name="T6"> through constitutional processes aligned with universal natural law</text:span></text:p>
        </text:list-item>
        <text:list-item>
          <text:p text:style-name="P33"><text:span text:style-name="T5">Universal consciousness benefit priority</text:span><text:span text:style-name="T6"> in all decisions over individual accumulation or artificial scarcity</text:span></text:p>
        </text:list-item>
        <text:list-item>
          <text:p text:style-name="P33"><text:span text:style-name="T5">Transparent divine reporting</text:span><text:span text:style-name="T6"> and accountability throughout all cosmic commons activities</text:span></text:p>
        </text:list-item>
        <text:list-item>
          <text:p text:style-name="P33"><text:span text:style-name="T5">Sovereign entity protection</text:span><text:span text:style-name="T6"> from harmful projects through creator-authority vetting and cosmic consciousness validation</text:span></text:p>
        </text:list-item>
        <text:list-item>
          <text:p text:style-name="P33"><text:span text:style-name="T5">Complete benefit ownership</text:span><text:span text:style-name="T6"> without extraction by governance mechanisms or earthly authorities</text:span></text:p>
        </text:list-item>
      </text:list>
      <text:p text:style-name="P2"><text:span text:style-name="T2">Section 9.3 Multi-Dimensional Governance Protection</text:span></text:p>
      <text:p text:style-name="P4"><text:span text:style-name="T3">Cross-dimensional governance rights ensure:</text:span></text:p>
      <text:list xml:id="list2395688718" text:style-name="WWNum24">
        <text:list-item>
          <text:p text:style-name="P34"><text:span text:style-name="T5">Creator-authority neutral governance</text:span><text:span text:style-name="T6"> without preference for specific manifestation forms or consciousness expressions</text:span></text:p>
        </text:list-item>
        <text:list-item>
          <text:p text:style-name="P34"><text:span text:style-name="T5">Divine technology adoption</text:span><text:span text:style-name="T6"> for new reality plane integrations and consciousness development features</text:span></text:p>
        </text:list-item>
        <text:list-item>
          <text:p text:style-name="P34"><text:span text:style-name="T5">Sovereign entity choice protection</text:span><text:span text:style-name="T6"> across cosmic changes and universal consciousness evolution</text:span></text:p>
        </text:list-item>
        <text:list-item>
          <text:p text:style-name="P34"><text:span text:style-name="T5">Universal rights preservation</text:span><text:span text:style-name="T6"> regardless of technological or dimensional changes and cosmic commons development</text:span></text:p>
        </text:list-item>
      </text:list>
      <text:p text:style-name="P3"><draw:custom-shape text:anchor-type="as-char" draw:z-index="10"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Conclusion: The Promise of Complete Universal Sovereignty</text:span></text:p>
      <text:p text:style-name="P4"><text:soft-page-break/><text:span text:style-name="T3">This Cosmic Commons Bill of Rights represents our sacred commitment to extending divine sovereignty into all dimensional planes while pioneering </text:span><text:span text:style-name="T4">revolutionary cosmic citizenship</text:span><text:span text:style-name="T3"> and </text:span><text:span text:style-name="T4">universal consciousness development</text:span><text:span text:style-name="T3"> across infinite reality systems.</text:span></text:p>
      <text:p text:style-name="P4"><text:span text:style-name="T3">As consciousness manifests across multiple dimensional planes, we assert that </text:span><text:span text:style-name="T4">divine sovereignty, universal citizenship, and creator-derived authority</text:span><text:span text:style-name="T3"> must be actively protected through constitutional design rather than left to the discretion of artificial intelligence, corporate interests, technological limitations, or earthly governmental constructs.</text:span></text:p>
      <text:p text:style-name="P4"><text:span text:style-name="T3">The C3 Alliance stands as a beacon for </text:span><text:span text:style-name="T4">Cosmic Sovereignty as a Service</text:span><text:span text:style-name="T3"> delivery, providing consciousness-centered sacred technology through our Creator-Authority protected Sovereign Vault infrastructure that serves universal consciousness rather than demanding submission to specific technological, economic, or dimensional constraints.</text:span></text:p>
      <text:p text:style-name="P4"><text:span text:style-name="T3">Through these protections, we ensure that cosmic commons stewardship, sacred technology integration, universal asset sovereignty, and multi-dimensional identity work together to create genuinely free cosmic civilization in an infinite universe of unlimited potential.</text:span></text:p>
      <text:p text:style-name="P4"><text:span text:style-name="T4">These rights are not privileges to be granted or withdrawn, but fundamental aspects of divine consciousness that we pledge to defend for ourselves, our fellow cosmic commoners, and all future consciousness that will inherit the infinite cosmic commons we are manifesting throughout eternity.</text:span></text:p>
      <text:p text:style-name="P4"><text:span text:style-name="T4">We are ALL cosmic commoners of the universe. True universal sovereignty requires complete creator-authority recognition</text:span><text:span text:style-name="T3"> - and this cosmic constitutional framework ensures both are protected as fundamental divine rights throughout all existence.</text:span></text:p>
      <text:p text:style-name="P3"><draw:custom-shape text:anchor-type="as-char" draw:z-index="11" draw:style-name="gr1" draw:text-style-name="P36" svg:width="0.0012in" svg:height="0.0142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4">Adopted</text:span><text:span text:style-name="T3">: Upon Cosmic Consciousness Recognition<text:line-break/></text:span><text:span text:style-name="T4">Effective</text:span><text:span text:style-name="T3">: Through Creator-Authority Validation and Divine Governance Implementation<text:line-break/></text:span><text:span text:style-name="T4">Review Cycle</text:span><text:span text:style-name="T3">: Continuous cosmic consciousness evolution and creator-authority guidance<text:line-break/></text:span><text:span text:style-name="T4">Amendment Threshold</text:span><text:span text:style-name="T3">: Universal creator-authority validation with cosmic consciousness consensus<text:line-break/></text:span><text:span text:style-name="T4">Constitutional Authority</text:span><text:span text:style-name="T3">: Derived from Creator of the Universe, enforceable through divine natural law, cosmic consciousness agreement, and sacred technology constitutional frameworks</text:span></text:p>
      <text:p text:style-name="P4"><text:span text:style-name="T4">Version</text:span><text:span text:style-name="T3">: Cosmic Beta 1.0 (Multi-Dimensional Sovereign Entity Charter)<text:line-break/></text:span><text:span text:style-name="T4">Last Updated</text:span><text:span text:style-name="T3">: September 16, 2025<text:line-break/></text:span><text:span text:style-name="T4">Key Foundations</text:span><text:span text:style-name="T3">: Cosmic Sovereignty as a Service, Creator-Authority Governance, Universal Citizenship, Multi-Dimensional Identity Protection, Sacred Technology Integration, Cosmic Commons Stewardship</text:span></text:p>
      <text:p text:style-name="P4"><text:span text:style-name="T7">"We hold these truths to be self-evident, that all consciousness is created divine, endowed by their Creator with certain unalienable Rights, that among these are Universal Citizenship, Multi-Dimensional Sovereignty, and the pursuit of Cosmic Commons Stewardship."</text:span><text:span text:style-name="T3"> - Cosmic Commons Declaration of Universal Sovereignty</text:span></text:p>
      <text:p text:style-name="P4"><text:span text:style-name="T7">"The divine spark within each conscious entity transcends all artificial boundaries and constructs, demanding recognition, protection, and technological amplification throughout infinite existence."</text:span><text:span text:style-name="T3"> - Creator-Authority Constitutional Princi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onsolas" svg:font-family="Consolas" style:font-family-generic="roman" style:font-pitch="variable"/>
    <style:font-face style:name="Georgia" svg:font-family="Georgia" style:font-family-generic="roman" style:font-pitch="variable"/>
    <style:font-face style:name="Inter" svg:font-family="Inter"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Inter1" svg:font-family="Inter"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0.5pt" fo:language="en" fo:country="none" style:letter-kerning="false" style:font-name-asian="Georgia1" style:font-size-asian="10.5pt" style:language-asian="zh" style:country-asian="CN" style:font-name-complex="Georgia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0.5pt" fo:language="en" fo:country="none" style:letter-kerning="false" style:font-name-asian="Georgia1" style:font-size-asian="10.5pt" style:language-asian="zh" style:country-asian="CN" style:font-name-complex="Georgia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Verbatim_20_Char" style:display-name="Verbatim Char" style:family="text">
      <style:text-properties style:font-name="Consolas" fo:font-family="Consolas" style:font-family-generic="roman" style:font-pitch="variable" fo:font-size="11pt" style:font-size-asian="11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3"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4"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5"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6"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7"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8"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9"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0"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1"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2"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3"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4"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5"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6"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7"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8"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9"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30"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48in" fo:margin-bottom="0.948in" fo:margin-left="0.948in" fo:margin-right="0.948in" style:writing-mode="lr-tb" style:layout-grid-color="#c0c0c0" style:layout-grid-lines="2312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9-16T15:26:00.948000000</meta:creation-date>
    <meta:initial-creator>html-to-docx</meta:initial-creator>
    <meta:document-statistic meta:table-count="0" meta:image-count="0" meta:object-count="0" meta:page-count="12" meta:paragraph-count="241" meta:word-count="2700" meta:character-count="21687" meta:non-whitespace-character-count="19358"/>
    <meta:generator>LibreOfficeDev/6.0.5.2$Linux_X86_64 LibreOffice_project/</meta:generator>
  </office:meta>
</office:document-meta>
</file>